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font-name="Times New Roman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. Nieto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7 April 1873</text:p>
      <text:p text:style-name="P5">Month<text:tab/><text:tab/><text:tab/><text:tab/><text:tab/><text:tab/>April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Kingston</text:p>
      <text:p text:style-name="P5">State<text:tab/><text:tab/><text:tab/><text:tab/><text:tab/><text:tab/><text:tab/><text:tab/><text:tab/><text:tab/></text:p>
      <text:p text:style-name="P5">Country<text:tab/><text:tab/><text:tab/><text:tab/><text:tab/>Jamaic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<text:tab/><text:tab/>Rev S Morais/</text:span></text:p>
      <text:p text:style-name="P2"><text:span text:style-name="T1"><text:tab/><text:tab/>546 North 5</text:span><text:span text:style-name="T2">th</text:span><text:span text:style-name="T1"> Street/</text:span></text:p>
      <text:p text:style-name="P2"><text:span text:style-name="T1">kindness of<text:tab/><text:tab/>Philadelphia/</text:span></text:p>
      <text:p text:style-name="P2"><text:span text:style-name="T1">Mrs E. Sanguinetti/</text:span></text:p>
      <text:p text:style-name="P2"><text:span text:style-name="T1"/></text:p>
      <text:p text:style-name="P2"><text:span text:style-name="T1">[Page 1]</text:span></text:p>
      <text:p text:style-name="P3"><text:span text:style-name="T1">Kingston Jamaica/</text:span></text:p>
      <text:p text:style-name="P3"><text:span text:style-name="T1">April 17. 1873/</text:span></text:p>
      <text:p text:style-name="P3"><text:span text:style-name="T1">[Hebrew]/</text:span></text:p>
      <text:p text:style-name="P2"><text:span text:style-name="T1">Rev S Morais/</text:span></text:p>
      <text:p text:style-name="P2"><text:span text:style-name="T1">Revered Teacher/</text:span></text:p>
      <text:p text:style-name="P2"><text:span text:style-name="T1"><text:tab/>Once more I resume correspondence/ with you fervently hoping that I may hear/ of your good health, and welfare. <text:s/>Be not/ angry that I have written in [Hebrew] I could/ not let the opportunity pass. <text:s/>The lady/ who kindly bears this is a Mrs Sanguinetti/ and I believe she with her family intend/ taking up their abode in Philadelphia/ they are, as you will find, very nice people./ <text:s/>Now about myself since my last letter/ I have had an increase in my family/ making a total of six, 3 boys &amp; 3 girls./ <text:s/>I have re engaged for 3 years at </text:span><text:span text:style-name="T3">£300/ per year, being a rise of £50 to my salary./ <text:s/>A sure proof that my congregation is/ satisfied./</text:span></text:p>
      <text:p text:style-name="P2"><text:span text:style-name="T3">My brother married in Adar last he is master/ of the National school here, and with/ my assistance, we trust, we have inaugu/rated a new era for the Jamaica people,/ religiously, in which there was a great/</text:span></text:p>
      <text:p text:style-name="P2"><text:span text:style-name="T3"/></text:p>
      <text:p text:style-name="P2"><text:span text:style-name="T3">[Page 2]</text:span></text:p>
      <text:p text:style-name="P2"><text:span text:style-name="T3">falling off./</text:span></text:p>
      <text:p text:style-name="P2"><text:span text:style-name="T3">Favor me, by answering this question/ A man, some years ago, committed [Hebrew] with/ a married woman (she was divorced from her husband)/ the man married this woman, after her divorce/ in the church and lived with her until she/ died. <text:s/>He afterwards lived with his neice[sic]/ by whom he got a child he applies then/ to be married to this neice[sic] by the synagogue/ can we marry him [Hebrew], and if/ we do, is the marriage legal, according/ to our law. <text:s/>I admit it is not a very/ pleasant thing to place before you but/ [Hebrew] and I feel sure you will do your/ utmost to answer me for I wish to/ save my soul./</text:span></text:p>
      <text:p text:style-name="P2"><text:span text:style-name="T3">Is there such a person as a Mr Alburga/ who supplies [Hebrew] in your city/ and can I with safety eat of beef that/ he is supplying the Jamaica market/ with./</text:span></text:p>
      <text:p text:style-name="P2"><text:span text:style-name="T3"><text:tab/>Wishing you health and long life/ together with your good wife and that/ your children my prosper in life/</text:span></text:p>
      <text:p text:style-name="P2"><text:span text:style-name="T3"><text:tab/>I remain/</text:span></text:p>
      <text:p text:style-name="P2"><text:span text:style-name="T3"><text:tab/><text:tab/>Yours dutifully/</text:span></text:p>
      <text:p text:style-name="P2"><text:span text:style-name="T3"><text:tab/><text:tab/><text:tab/>A H Nieto/</text:span></text:p>
      <text:p text:style-name="P2"><text:span text:style-name="T3"><text:tab/><text:tab/>[Hebrew]/</text:span></text:p>
      <text:p text:style-name="P2"><text:span text:style-name="T3">PS. I am now Provincial Grand/ Chaplain of the English Lodges in/ Jamaic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3:15:36</meta:creation-date>
    <dc:date>2009-05-18T13:25:15</dc:date>
    <dc:language>en-US</dc:language>
    <meta:editing-cycles>2</meta:editing-cycles>
    <meta:editing-duration>PT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3" meta:word-count="541" meta:character-count="3311"/>
  </office:meta>
</office:document-meta>
</file>